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4.9792in" table:align="left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1.9444in"/>
    </style:style>
    <style:style style:name="Table1.C" style:family="table-column">
      <style:table-column-properties style:column-width="1.0431in"/>
    </style:style>
    <style:style style:name="Table1.D" style:family="table-column">
      <style:table-column-properties style:column-width="0.3639in"/>
    </style:style>
    <style:style style:name="Table1.E" style:family="table-column">
      <style:table-column-properties style:column-width="0.8757in"/>
    </style:style>
    <style:style style:name="Table1.A1" style:family="table-cell">
      <style:table-cell-properties fo:padding="0.0382in" fo:border-left="0.05pt solid #000000" fo:border-right="none" fo:border-top="none" fo:border-bottom="0.05pt solid #000000"/>
    </style:style>
    <style:style style:name="Table1.E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6dc61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6dc61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c020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5d46" officeooo:paragraph-rsid="007a7e55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5d46" officeooo:paragraph-rsid="007a7e5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7a7e55" officeooo:paragraph-rsid="007a7e5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dc610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72684" officeooo:paragraph-rsid="007a7e5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a9f74" officeooo:paragraph-rsid="007a7e5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7a7e5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7a7e55" officeooo:paragraph-rsid="007a7e5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weight="bold" officeooo:rsid="00635d46" officeooo:paragraph-rsid="007a7e5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Condensed" officeooo:rsid="00635d46" officeooo:paragraph-rsid="007a7e55"/>
    </style:style>
    <style:style style:name="P14" style:family="paragraph" style:parent-style-name="Standard">
      <style:paragraph-properties fo:text-align="start" style:justify-single-word="false"/>
      <style:text-properties style:font-name="DejaVu Sans Condensed" officeooo:rsid="007a7e55" officeooo:paragraph-rsid="007a7e55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7a7e55" officeooo:paragraph-rsid="007a7e5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7a7e55" officeooo:paragraph-rsid="007a7e55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7a7e55" officeooo:paragraph-rsid="007a7e55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7a7e55" officeooo:paragraph-rsid="007a7e5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7a7e55" officeooo:paragraph-rsid="007a7e5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7b2a59" officeooo:paragraph-rsid="007b2a59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7a7e55" officeooo:paragraph-rsid="007a7e55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07b2a59"/>
    </style:style>
    <style:style style:name="P23" style:family="paragraph" style:parent-style-name="Standard">
      <style:paragraph-properties fo:text-align="start" style:justify-single-word="false"/>
      <style:text-properties officeooo:rsid="007b2a59" officeooo:paragraph-rsid="007a7e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Condensed" fo:font-size="12pt" fo:font-weight="bold" officeooo:rsid="00559d63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669b6f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481e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77d34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592ec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7b2a59" style:font-size-asian="12pt" style:font-weight-asian="normal" style:font-size-complex="12pt" style:font-weight-complex="normal"/>
    </style:style>
    <style:style style:name="T10" style:family="text">
      <style:text-properties officeooo:rsid="0035db3e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376743"/>
    </style:style>
    <style:style style:name="T13" style:family="text">
      <style:text-properties style:text-line-through-style="none" style:text-line-through-type="none" officeooo:rsid="007a7e55"/>
    </style:style>
    <style:style style:name="T14" style:family="text">
      <style:text-properties officeooo:rsid="006c3f81"/>
    </style:style>
    <style:style style:name="T15" style:family="text">
      <style:text-properties officeooo:rsid="007a7e5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">1<text:span text:style-name="T10">xx</text:span> - Controls</text:p>
          </table:table-cell>
          <table:table-cell table:style-name="Table2.B1" office:value-type="string">
            <text:p text:style-name="P2">2xx - Ground</text:p>
          </table:table-cell>
          <table:table-cell table:style-name="Table2.C1" office:value-type="string">
            <text:p text:style-name="P2">3xx - Flight</text:p>
          </table:table-cell>
          <table:table-cell table:style-name="Table2.B1" office:value-type="string">
            <text:p text:style-name="P2">4xx - A2A</text:p>
          </table:table-cell>
          <table:table-cell table:style-name="Table2.B1" office:value-type="string">
            <text:p text:style-name="P2">5xx - A2G</text:p>
          </table:table-cell>
          <table:table-cell table:style-name="Table2.F1" office:value-type="string">
            <text:p text:style-name="P2">6xx - Misc</text:p>
          </table:table-cell>
        </table:table-row>
      </table:table>
      <text:p text:style-name="P7"><text:span text:style-name="T2">3</text:span><text:span text:style-name="T3">0</text:span><text:span text:style-name="T2">2</text:span><text:span text:style-name="T4"> - </text:span><text:span text:style-name="T5">Flight - </text:span><text:span text:style-name="T6">Radios</text:span></text:p>
      <text:p text:style-name="P3"/>
      <text:p text:style-name="P8"><text:span text:style-name="T11">Radio </text:span><text:span text:style-name="T12">setup and tuning</text:span><text:span text:style-name="T13"> -- Pilot and W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Band</text:p>
          </table:table-cell>
          <table:table-cell table:style-name="Table1.A1" office:value-type="string">
            <text:p text:style-name="P4">Frequency range</text:p>
          </table:table-cell>
          <table:table-cell table:style-name="Table1.A1" office:value-type="string">
            <text:p text:style-name="P4">Modulation</text:p>
          </table:table-cell>
          <table:table-cell table:style-name="Table1.A1" office:value-type="string">
            <text:p text:style-name="P4">T/R</text:p>
          </table:table-cell>
          <table:table-cell table:style-name="Table1.E1" office:value-type="string">
            <text:p text:style-name="P4">Notes</text:p>
          </table:table-cell>
        </table:table-row>
        <table:table-row>
          <table:table-cell table:style-name="Table1.A2" table:number-columns-spanned="5" office:value-type="string">
            <text:p text:style-name="P12">COM1<text:span text:style-name="T15"> -- ASQ-19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3">VHF/UHF</text:p>
          </table:table-cell>
          <table:table-cell table:style-name="Table1.A1" office:value-type="string">
            <text:p text:style-name="P5">225.000 to 399.975<text:span text:style-name="T14"> MHz</text:span></text:p>
          </table:table-cell>
          <table:table-cell table:style-name="Table1.A1" office:value-type="string">
            <text:p text:style-name="P5">AM</text:p>
          </table:table-cell>
          <table:table-cell table:style-name="Table1.A1" office:value-type="string">
            <text:p text:style-name="P5">T/R</text:p>
          </table:table-cell>
          <table:table-cell table:style-name="Table1.E1" office:value-type="string">
            <text:p text:style-name="P6">"COMM"</text:p>
          </table:table-cell>
        </table:table-row>
        <table:table-row>
          <table:table-cell table:style-name="Table1.A1" office:value-type="string">
            <text:p text:style-name="P14">VHF/UHF</text:p>
          </table:table-cell>
          <table:table-cell table:style-name="Table1.A1" office:value-type="string">
            <text:p text:style-name="P6">265.000 to 284.900 MHz</text:p>
          </table:table-cell>
          <table:table-cell table:style-name="Table1.A1" office:value-type="string">
            <text:p text:style-name="P6">AM</text:p>
          </table:table-cell>
          <table:table-cell table:style-name="Table1.A1" office:value-type="string">
            <text:p text:style-name="P6">R</text:p>
          </table:table-cell>
          <table:table-cell table:style-name="Table1.E1" office:value-type="string">
            <text:p text:style-name="P6">"AUX"</text:p>
          </table:table-cell>
        </table:table-row>
      </table:table>
      <text:p text:style-name="P11">General info</text:p>
      <text:list text:style-name="L1">
        <text:list-item>
          <text:p text:style-name="P15">Pilot radio (COMM PANEL) is on right console forward inboard, WSO radio is on left console rear inboard.</text:p>
        </text:list-item>
        <text:list-item>
          <text:p text:style-name="P15"><text:span text:style-name="T1">COMM CMD button</text:span> (small black button on far forward left of panel) toggles between Pilot and WSO radios. <text:s/>Either Pilot or WSO can toggle. <text:s/>If COMM CMD light is lit in your cockpit, your radio is active for both cockpits.</text:p>
        </text:list-item>
      </text:list>
      <text:p text:style-name="P10">Using preset frequencies:</text:p>
      <text:list text:style-name="L2">
        <text:list-item>
          <text:p text:style-name="P16">Frequency Mode switch ... PRESET</text:p>
        </text:list-item>
        <text:list-item>
          <text:p text:style-name="P21"><text:span text:style-name="T7">COMM </text:span><text:span text:style-name="T8">C</text:span><text:span text:style-name="T7">HAN knob ... turn to desired channel (1-18)</text:span></text:p>
        </text:list-item>
      </text:list>
      <text:list text:style-name="L3">
        <text:list-item>
          <text:p text:style-name="P17">Preset frequencies cannot be changed, they're set in the Mission Editor. <text:s/>A list of channels and frequencies is in the built-in kneeboard pages.</text:p>
        </text:list-item>
      </text:list>
      <text:p text:style-name="P10">Using manual frequencies:</text:p>
      <text:list text:style-name="L4">
        <text:list-item>
          <text:p text:style-name="P18">Frequency Mode switch ... MANUAL</text:p>
        </text:list-item>
        <text:list-item>
          <text:p text:style-name="P18">Frequency knobs ... tune to desired frequency (if you can't turn a knob, check that you're not trying to tune an invalid frequency)</text:p>
        </text:list-item>
      </text:list>
      <text:p text:style-name="P9"/>
      <text:p text:style-name="P19">Possible bug? <text:s/>Can't figure out how to make Jester set a manual frequency. <text:s/>You can enter the frequency in the Jester menu, but don't know how to make Jester actually set it. <text:s/>In the meantime, you can just go to the back seat and set up the radio yourself.</text:p>
      <text:p text:style-name="P23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7H9M10S</meta:editing-duration>
    <meta:editing-cycles>89</meta:editing-cycles>
    <meta:generator>LibreOffice/7.4.5.1$Windows_X86_64 LibreOffice_project/9c0871452b3918c1019dde9bfac75448afc4b57f</meta:generator>
    <dc:date>2024-05-26T01:19:09.524000000</dc:date>
    <meta:document-statistic meta:table-count="2" meta:image-count="0" meta:object-count="0" meta:page-count="1" meta:paragraph-count="35" meta:word-count="243" meta:character-count="1294" meta:non-whitespace-character-count="1087"/>
  </office:meta>
</office:document-meta>
</file>